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20pt" fo:font-weight="bold" officeooo:rsid="001b1fa5" officeooo:paragraph-rsid="001b1fa5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 style:font-name="Courier" fo:font-size="16pt" fo:font-weight="bold" officeooo:rsid="001b1fa5" officeooo:paragraph-rsid="001b1fa5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Courier" fo:font-size="16pt" fo:font-weight="bold" officeooo:paragraph-rsid="001b1fa5" style:font-size-asian="16pt" style:font-weight-asian="bold" style:font-size-complex="16pt" style:font-weight-complex="bold"/>
    </style:style>
    <style:style style:name="T1" style:family="text">
      <style:text-properties officeooo:rsid="001b1fa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1fa5" style:font-style-asian="italic" style:font-style-complex="italic"/>
    </style:style>
    <style:style style:name="T4" style:family="text">
      <style:text-properties officeooo:rsid="001b4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Loving Kindness</text:p>
      <text:p text:style-name="P2"/>
      <text:p text:style-name="P4">Awake my soul, to joyful lays,</text:p>
      <text:p text:style-name="P4">And sing thy great Redeemer’s praise;</text:p>
      <text:p text:style-name="P4">He justly claims a song from thee,</text:p>
      <text:p text:style-name="P4">His loving kindness, oh how free!</text:p>
      <text:p text:style-name="P4">Loving kindness, loving kindness,</text:p>
      <text:p text:style-name="P4">His loving kindness, oh how free!</text:p>
      <text:p text:style-name="P4"/>
      <text:p text:style-name="P4">He saw me ruined by the fall,</text:p>
      <text:p text:style-name="P4">Yet loved me not withstanding all;</text:p>
      <text:p text:style-name="P4">He saved me from my lost estate,</text:p>
      <text:p text:style-name="P4">His loving kindness, oh how great!</text:p>
      <text:p text:style-name="P4">Loving kindness, loving kindness,</text:p>
      <text:p text:style-name="P4">His loving kindness, oh, how great!</text:p>
      <text:p text:style-name="P4"/>
      <text:p text:style-name="P4">When trouble, like a gloomy cloud,</text:p>
      <text:p text:style-name="P4">Has gathered thick and thundered loud,</text:p>
      <text:p text:style-name="P4">He near my soul has always stood,</text:p>
      <text:p text:style-name="P4">His loving kindness, oh, how good!</text:p>
      <text:p text:style-name="P4">Loving kindness, loving kindness,</text:p>
      <text:p text:style-name="P4">His loving kindness, oh, how good!</text:p>
      <text:p text:style-name="P4"/>
      <text:p text:style-name="P4">Soon shall we mount and soar away,</text:p>
      <text:p text:style-name="P4">To the bright realm of endless day,</text:p>
      <text:p text:style-name="P4">And sing with rapture and surprise,</text:p>
      <text:p text:style-name="P4">His loving kindness, in the skies.</text:p>
      <text:p text:style-name="P4">Loving kindness, loving kindness,</text:p>
      <text:p text:style-name="P4">His loving kindness, in the skies.</text:p>
      <text:p text:style-name="P3"><text:span text:style-name="T2"/></text:p>
      <text:p text:style-name="P3"/>
      <text:p text:style-name="P5">Composer: <text:span text:style-name="T1">William Caldwell’s </text:span><text:span text:style-name="T3">Christian Lyre</text:span><text:span text:style-name="T1">, 1836</text:span></text:p>
      <text:p text:style-name="P5">Lyricist: <text:span text:style-name="T4">Samuel Medley (1736-1799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2:28:46.020000000</meta:creation-date>
    <meta:editing-duration>PT3M48S</meta:editing-duration>
    <meta:editing-cycles>3</meta:editing-cycles>
    <meta:generator>LibreOffice/6.4.4.2$Windows_X86_64 LibreOffice_project/3d775be2011f3886db32dfd395a6a6d1ca2630ff</meta:generator>
    <dc:title>Tuba Hymn Lyrics</dc:title>
    <dc:date>2022-09-07T12:43:35.206000000</dc:date>
    <meta:print-date>2022-09-07T12:42:54.654000000</meta:print-date>
    <meta:document-statistic meta:table-count="0" meta:image-count="0" meta:object-count="0" meta:page-count="1" meta:paragraph-count="27" meta:word-count="155" meta:character-count="911" meta:non-whitespace-character-count="783"/>
    <meta:template xlink:type="simple" xlink:actuate="onRequest" xlink:title="Tuba Hymn Lyrics" xlink:href="../../../../../AppData/Roaming/LibreOffice/4/user/template/Tuba%20Hymn%20Lyrics.ott" meta:date="2022-09-07T12:28:45.545000000"/>
  </office:meta>
</office:document-meta>
</file>